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3"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Contents">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5"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6"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8"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9"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10"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P11" style:family="paragraph" style:parent-style-name="Heading_20_2">
      <style:paragraph-properties fo:text-align="center" style:justify-single-word="false"/>
      <style:text-properties fo:font-variant="normal" fo:text-transform="none" fo:color="#111111" loext:opacity="100%" style:font-name="sans-serif" fo:letter-spacing="normal" fo:font-style="normal" fo:font-weight="normal" fo:background-color="#ffff00"/>
    </style:style>
    <style:style style:name="P12"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letter-spacing="normal" fo:font-style="normal" fo:font-weight="normal" officeooo:paragraph-rsid="00277bf4"/>
    </style:style>
    <style:style style:name="P13" style:family="paragraph" style:parent-style-name="Heading_20_2">
      <style:paragraph-properties fo:line-height="100%" fo:text-align="center" style:justify-single-word="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4"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5"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16" style:family="paragraph" style:parent-style-name="Text_20_body">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17"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18"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19" style:family="paragraph" style:parent-style-name="List_20_Contents">
      <style:paragraph-properties fo:margin-left="0in" fo:margin-right="0in" fo:line-height="142%" fo:orphans="2" fo:widows="2" fo:text-indent="0in" style:auto-text-indent="false"/>
    </style:style>
    <style:style style:name="P20" style:family="paragraph" style:parent-style-name="Heading_20_2">
      <style:paragraph-properties fo:margin-left="0in" fo:margin-right="0in" fo:margin-top="0.2083in" fo:margin-bottom="0.1043in" style:contextual-spacing="false" fo:line-height="343%" fo:text-align="start" style:justify-single-word="false" fo:orphans="2" fo:widows="2" fo:text-indent="0in" style:auto-text-indent="false"/>
      <style:text-properties fo:font-variant="normal" fo:text-transform="none" fo:color="#111111" loext:opacity="100%" style:font-name="sans-serif" fo:font-size="10.5pt" fo:letter-spacing="normal" fo:font-style="normal" fo:font-weight="bold" officeooo:paragraph-rsid="00277bf4" style:font-weight-asian="bold" style:font-weight-complex="bold"/>
    </style:style>
    <style:style style:name="P21"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96fbb" fo:background-color="#ffff00" style:font-name-asian="Noto Serif CJK SC" style:font-size-asian="18pt" style:font-weight-asian="bold" style:font-name-complex="Lohit Devanagari1" style:font-size-complex="18pt" style:font-weight-complex="bold"/>
    </style:style>
    <style:style style:name="P22" style:family="paragraph" style:parent-style-name="List_20_Contents">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3" style:family="paragraph" style:parent-style-name="List_20_Contents">
      <style:paragraph-properties fo:margin-left="0in" fo:margin-right="0in" fo:text-indent="0in" style:auto-text-indent="false"/>
    </style:style>
    <style:style style:name="P24" style:family="paragraph" style:parent-style-name="List_20_Heading">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bold" style:font-weight-asian="bold" style:font-weight-complex="bold"/>
    </style:style>
    <style:style style:name="P25" style:family="paragraph" style:parent-style-name="List_20_Heading">
      <style:paragraph-properties fo:margin-left="0in" fo:margin-right="0in" fo:margin-top="0.2083in" fo:margin-bottom="0.1043in" style:contextual-spacing="false" fo:line-height="343%" fo:text-align="start" style:justify-single-word="false" fo:orphans="2" fo:widows="2" fo:text-indent="0in" style:auto-text-indent="false"/>
      <style:text-properties fo:font-variant="normal" fo:text-transform="none" fo:color="#111111" loext:opacity="100%" style:font-name="sans-serif" fo:font-size="10.5pt" fo:letter-spacing="normal" fo:font-style="normal" fo:font-weight="bold" officeooo:paragraph-rsid="00277bf4" style:font-weight-asian="bold" style:font-weight-complex="bold"/>
    </style:style>
    <style:style style:name="P26" style:family="paragraph" style:parent-style-name="List_20_Heading">
      <style:paragraph-properties fo:margin-left="0in" fo:margin-right="0in" fo:text-indent="0in" style:auto-text-indent="false"/>
      <style:text-properties fo:font-weight="bold" style:font-weight-asian="bold" style:font-weight-complex="bold"/>
    </style:style>
    <style:style style:name="T1" style:family="text">
      <style:text-properties officeooo:rsid="001e7580"/>
    </style:style>
    <style:style style:name="T2" style:family="text">
      <style:text-properties fo:font-variant="normal" fo:text-transform="none" fo:color="#111111" loext:opacity="100%" style:font-name="sans-serif" fo:font-size="10.5pt" fo:letter-spacing="normal" fo:font-style="normal" fo:font-weight="normal"/>
    </style:style>
    <style:style style:name="T3"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4" style:family="text">
      <style:text-properties officeooo:rsid="001fbba4"/>
    </style:style>
    <style:style style:name="T5" style:family="text">
      <style:text-properties officeooo:rsid="00218bf4"/>
    </style:style>
    <style:style style:name="T6" style:family="text">
      <style:text-properties officeooo:rsid="00230f59"/>
    </style:style>
    <style:style style:name="T7" style:family="text">
      <style:text-properties officeooo:rsid="00277bf4"/>
    </style:style>
    <style:style style:name="T8" style:family="text">
      <style:text-properties fo:font-size="18pt" officeooo:rsid="001fbba4" fo:background-color="#ffff00" loext:char-shading-value="0" style:font-name-asian="Noto Serif CJK SC" style:font-size-asian="18pt" style:font-weight-asian="bold" style:font-name-complex="Lohit Devanagari1" style:font-size-complex="18pt" style:font-weight-complex="bold"/>
    </style:style>
    <style:style style:name="T9" style:family="text">
      <style:text-properties fo:font-size="18pt" officeooo:rsid="00277bf4" fo:background-color="#ffff00" loext:char-shading-value="0" style:font-name-asian="Noto Serif CJK SC" style:font-size-asian="18pt" style:font-weight-asian="bold" style:font-name-complex="Lohit Devanagari1" style:font-size-complex="18pt" style:font-weight-complex="bold"/>
    </style:style>
    <style:style style:name="T10" style:family="text">
      <style:text-properties officeooo:rsid="00296fbb"/>
    </style:style>
    <style:style style:name="T11" style:family="text">
      <style:text-properties officeooo:rsid="002b41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Glossary <text:span text:style-name="T1">1 : </text:span><text:span text:style-name="T4">Introduction</text:span></text:h>
      <text:p text:style-name="P6">bug</text:p>
      <text:p text:style-name="P2">An error in a program.</text:p>
      <text:p text:style-name="P8">central processing unit</text:p>
      <text:p text:style-name="P2">The heart of any computer. It is what runs the software that we write; also called “CPU” or “the processor”.</text:p>
      <text:p text:style-name="P8">compile</text:p>
      <text:p text:style-name="P2">To translate a program written in a high-level language into a low-level language all at once, in preparation for later execution.</text:p>
      <text:p text:style-name="P8">high-level language</text:p>
      <text:p text:style-name="P2">A programming language like Python that is designed to be easy for humans to read and write.</text:p>
      <text:p text:style-name="P8">interactive mode</text:p>
      <text:p text:style-name="P2">A way of using the Python interpreter by typing commands and expressions at the prompt.</text:p>
      <text:p text:style-name="P8">interpret</text:p>
      <text:p text:style-name="P2">To execute a program in a high-level language by translating it one line at a time.</text:p>
      <text:p text:style-name="P8">low-level language</text:p>
      <text:p text:style-name="P2">A programming language that is designed to be easy for a computer to execute; also called “machine code” or “assembly language”.</text:p>
      <text:p text:style-name="P8">machine code</text:p>
      <text:p text:style-name="P2">The lowest-level language for software, which is the language that is directly executed by the central processing unit (CPU).</text:p>
      <text:p text:style-name="P8">main memory</text:p>
      <text:p text:style-name="P2">Stores programs and data. Main memory loses its information when the power is turned off.</text:p>
      <text:p text:style-name="P8">parse</text:p>
      <text:p text:style-name="P2">To examine a program and analyze the syntactic structure.</text:p>
      <text:p text:style-name="P8">portability</text:p>
      <text:p text:style-name="P2">A property of a program that can run on more than one kind of computer.</text:p>
      <text:p text:style-name="P8">print function</text:p>
      <text:p text:style-name="P2">An instruction that causes the Python interpreter to display a value on the screen.</text:p>
      <text:p text:style-name="P8">problem solving</text:p>
      <text:p text:style-name="P2">The process of formulating a problem, finding a solution, and expressing the solution.</text:p>
      <text:p text:style-name="P8">program</text:p>
      <text:p text:style-name="P2">A set of instructions that specifies a computation.</text:p>
      <text:p text:style-name="P8">prompt</text:p>
      <text:p text:style-name="P2">When a program displays a message and pauses for the user to type some input to the program.</text:p>
      <text:p text:style-name="P8">secondary memory</text:p>
      <text:p text:style-name="P2"><text:soft-page-break/>Stores programs and data and retains its information even when the power is turned off. Generally slower than main memory. Examples of secondary memory include disk drives and flash memory in USB sticks.</text:p>
      <text:p text:style-name="P8">semantics</text:p>
      <text:p text:style-name="P2">The meaning of a program.</text:p>
      <text:p text:style-name="P8">semantic error</text:p>
      <text:p text:style-name="P2">An error in a program that makes it do something other than what the programmer intended.</text:p>
      <text:p text:style-name="P8">source code</text:p>
      <text:p text:style-name="P2">A program in a high-level language.</text:p>
      <text:p text:style-name="Standard"/>
      <text:h text:style-name="P13" text:outline-level="2"><text:bookmark text:name="glossary1"/>Glossary 2 : <text:bookmark text:name="variables-expressions-and-statements"/>Variables, expressions, and statements</text:h>
      <text:p text:style-name="Text_20_body"/>
      <text:p text:style-name="P5">assignment</text:p>
      <text:p text:style-name="P1">A statement that assigns a value to a variable.</text:p>
      <text:p text:style-name="P7">concatenate</text:p>
      <text:p text:style-name="P1">To join two operands end to end.</text:p>
      <text:p text:style-name="P7">comment</text:p>
      <text:p text:style-name="P1">Information in a program that is meant for other programmers (or anyone reading the source code) and has no effect on the execution of the program.</text:p>
      <text:p text:style-name="P7">evaluate</text:p>
      <text:p text:style-name="P1">To simplify an expression by performing the operations in order to yield a single value.</text:p>
      <text:p text:style-name="P7">expression</text:p>
      <text:p text:style-name="P1">A combination of variables, operators, and values that represents a single result value.</text:p>
      <text:p text:style-name="P7">floating point</text:p>
      <text:p text:style-name="P1">A type that represents numbers with fractional parts.</text:p>
      <text:p text:style-name="P7">integer</text:p>
      <text:p text:style-name="P1">A type that represents whole numbers.</text:p>
      <text:p text:style-name="P7">keyword</text:p>
      <text:p text:style-name="P17"><text:span text:style-name="T2">A reserved word that is used by the compiler to parse a program; you cannot use keywords like </text:span><text:span text:style-name="Source_20_Text"><text:span text:style-name="T3">if</text:span></text:span><text:span text:style-name="T2">, </text:span><text:span text:style-name="Source_20_Text"><text:span text:style-name="T3">def</text:span></text:span><text:span text:style-name="T2">, and </text:span><text:span text:style-name="Source_20_Text"><text:span text:style-name="T3">while</text:span></text:span><text:span text:style-name="T2"> as variable names.</text:span></text:p>
      <text:p text:style-name="P7">mnemonic</text:p>
      <text:p text:style-name="P1"><text:soft-page-break/>A memory aid. We often give variables mnemonic names to help us remember what is stored in the variable.</text:p>
      <text:p text:style-name="P7">modulus operator</text:p>
      <text:p text:style-name="P17"><text:span text:style-name="T2">An operator, denoted with a percent sign (</text:span><text:span text:style-name="Source_20_Text"><text:span text:style-name="T3">%</text:span></text:span><text:span text:style-name="T2">), that works on integers and yields the remainder when one number is divided by another.</text:span></text:p>
      <text:p text:style-name="P7">operand</text:p>
      <text:p text:style-name="P1">One of the values on which an operator operates.</text:p>
      <text:p text:style-name="P7">operator</text:p>
      <text:p text:style-name="P1">A special symbol that represents a simple computation like addition, multiplication, or string concatenation.</text:p>
      <text:p text:style-name="P7">rules of precedence</text:p>
      <text:p text:style-name="P1">The set of rules governing the order in which expressions involving multiple operators and operands are evaluated.</text:p>
      <text:p text:style-name="P7">statement</text:p>
      <text:p text:style-name="P1">A section of code that represents a command or action. So far, the statements we have seen are assignments and print expression statement.</text:p>
      <text:p text:style-name="P7">string</text:p>
      <text:p text:style-name="P1">A type that represents sequences of characters.</text:p>
      <text:p text:style-name="P7">type</text:p>
      <text:p text:style-name="P17"><text:span text:style-name="T2">A category of values. The types we have seen so far are integers (type </text:span><text:span text:style-name="Source_20_Text"><text:span text:style-name="T3">int</text:span></text:span><text:span text:style-name="T2">), floating-point numbers (type </text:span><text:span text:style-name="Source_20_Text"><text:span text:style-name="T3">float</text:span></text:span><text:span text:style-name="T2">), and strings (type </text:span><text:span text:style-name="Source_20_Text"><text:span text:style-name="T3">str</text:span></text:span><text:span text:style-name="T2">).</text:span></text:p>
      <text:p text:style-name="P7">value</text:p>
      <text:p text:style-name="P1">One of the basic units of data, like a number or string, that a program manipulates.</text:p>
      <text:p text:style-name="P7">variable</text:p>
      <text:p text:style-name="P1">A name that refers to a value.</text:p>
      <text:h text:style-name="P14" text:outline-level="2"><text:bookmark text:name="glossary2"/>Glossary 3 : <text:bookmark text:name="conditional-execution"/>Conditional execution</text:h>
      <text:p text:style-name="P9">body</text:p>
      <text:p text:style-name="P3"><text:soft-page-break/>The sequence of statements within a compound statement.</text:p>
      <text:p text:style-name="P10">boolean expression</text:p>
      <text:p text:style-name="P18"><text:span text:style-name="T2">An expression whose value is either </text:span><text:span text:style-name="Source_20_Text"><text:span text:style-name="T3">True</text:span></text:span><text:span text:style-name="T2"> or </text:span><text:span text:style-name="Source_20_Text"><text:span text:style-name="T3">False</text:span></text:span><text:span text:style-name="T2">.</text:span></text:p>
      <text:p text:style-name="P10">branch</text:p>
      <text:p text:style-name="P3">One of the alternative sequences of statements in a conditional statement.</text:p>
      <text:p text:style-name="P10">chained conditional</text:p>
      <text:p text:style-name="P3">A conditional statement with a series of alternative branches.</text:p>
      <text:p text:style-name="P10">comparison operator</text:p>
      <text:p text:style-name="P18"><text:span text:style-name="T2">One of the operators that compares its operands: </text:span><text:span text:style-name="Source_20_Text"><text:span text:style-name="T3">==</text:span></text:span><text:span text:style-name="T2">, </text:span><text:span text:style-name="Source_20_Text"><text:span text:style-name="T3">!=</text:span></text:span><text:span text:style-name="T2">, </text:span><text:span text:style-name="Source_20_Text"><text:span text:style-name="T3">&gt;</text:span></text:span><text:span text:style-name="T2">, </text:span><text:span text:style-name="Source_20_Text"><text:span text:style-name="T3">&lt;</text:span></text:span><text:span text:style-name="T2">, </text:span><text:span text:style-name="Source_20_Text"><text:span text:style-name="T3">&gt;=</text:span></text:span><text:span text:style-name="T2">, and </text:span><text:span text:style-name="Source_20_Text"><text:span text:style-name="T3">&lt;=</text:span></text:span><text:span text:style-name="T2">.</text:span></text:p>
      <text:p text:style-name="P10">conditional statement</text:p>
      <text:p text:style-name="P3">A statement that controls the flow of execution depending on some condition<text:span text:style-name="T5">s</text:span>.</text:p>
      <text:p text:style-name="P10">condition</text:p>
      <text:p text:style-name="P3">The boolean expression in a conditional statement that determines which branch is executed.</text:p>
      <text:p text:style-name="P10">compound statement</text:p>
      <text:p text:style-name="P3">A statement that consists of a header and a body. The header ends with a colon (:). The body is indented relative to the header.</text:p>
      <text:p text:style-name="P10">guardian pattern</text:p>
      <text:p text:style-name="P3">Where we construct a logical expression with additional comparisons to take advantage of the short-circuit behavior.</text:p>
      <text:p text:style-name="P10">logical operator</text:p>
      <text:p text:style-name="P18"><text:span text:style-name="T2">One of the operators that combines boolean expressions: </text:span><text:span text:style-name="Source_20_Text"><text:span text:style-name="T3">and</text:span></text:span><text:span text:style-name="T2">, </text:span><text:span text:style-name="Source_20_Text"><text:span text:style-name="T3">or</text:span></text:span><text:span text:style-name="T2">, and </text:span><text:span text:style-name="Source_20_Text"><text:span text:style-name="T3">not</text:span></text:span><text:span text:style-name="T2">.</text:span></text:p>
      <text:p text:style-name="P10">nested conditional</text:p>
      <text:p text:style-name="P3"><text:soft-page-break/>A conditional statement that appears in one of the branches of another conditional statement.</text:p>
      <text:p text:style-name="P10">traceback</text:p>
      <text:p text:style-name="P3">A list of the functions that are executing, printed when an exception occurs.</text:p>
      <text:p text:style-name="P10">short circuit</text:p>
      <text:p text:style-name="P3">When Python is part-way through evaluating a logical expression and stops the evaluation because Python knows the final value for the expression without needing to evaluate the rest of the expression.</text:p>
      <text:h text:style-name="P14" text:outline-level="2"><text:bookmark text:name="glossary"/>Glossary <text:span text:style-name="T6">4: Functions</text:span></text:h>
      <text:p text:style-name="P9">algorithm</text:p>
      <text:p text:style-name="P3">A general process for solving a category of problems.</text:p>
      <text:p text:style-name="P10">argument</text:p>
      <text:p text:style-name="P3">A value provided to a function when the function is called. This value is assigned to the corresponding parameter in the function.</text:p>
      <text:p text:style-name="P10">body</text:p>
      <text:p text:style-name="P3">The sequence of statements inside a function definition.</text:p>
      <text:p text:style-name="P10">composition</text:p>
      <text:p text:style-name="P3">Using an expression as part of a larger expression, or a statement as part of a larger statement.</text:p>
      <text:p text:style-name="P10">deterministic</text:p>
      <text:p text:style-name="P3">Pertaining to a program that does the same thing each time it runs, given the same inputs.</text:p>
      <text:p text:style-name="P10">dot notation</text:p>
      <text:p text:style-name="P3">The syntax for calling a function in another module by specifying the module name followed by a dot (period) and the function name.</text:p>
      <text:p text:style-name="P10"><text:soft-page-break/>flow of execution</text:p>
      <text:p text:style-name="P3">The order in which statements are executed during a program run.</text:p>
      <text:p text:style-name="P10">fruitful function</text:p>
      <text:p text:style-name="P3">A function that returns a value.</text:p>
      <text:p text:style-name="P10">function</text:p>
      <text:p text:style-name="P3">A named sequence of statements that performs some useful operation. Functions may or may not take arguments and may or may not produce a result.</text:p>
      <text:p text:style-name="P10">function call</text:p>
      <text:p text:style-name="P3">A statement that executes a function. It consists of the function name followed by an argument list.</text:p>
      <text:p text:style-name="P10">function definition</text:p>
      <text:p text:style-name="P3">A statement that creates a new function, specifying its name, parameters, and the statements it executes.</text:p>
      <text:p text:style-name="P10">function object</text:p>
      <text:p text:style-name="P3">A value created by a function definition. The name of the function is a variable that refers to a function object.</text:p>
      <text:p text:style-name="P10">header</text:p>
      <text:p text:style-name="P3">The first line of a function definition.</text:p>
      <text:p text:style-name="P10">import statement</text:p>
      <text:p text:style-name="P3">A statement that reads a module file and creates a module object.</text:p>
      <text:p text:style-name="P10">module object</text:p>
      <text:p text:style-name="P18"><text:span text:style-name="T2">A value created by an </text:span><text:span text:style-name="Source_20_Text"><text:span text:style-name="T3">import</text:span></text:span><text:span text:style-name="T2"> statement that provides access to the data and code defined in a module.</text:span></text:p>
      <text:p text:style-name="P10">parameter</text:p>
      <text:p text:style-name="P3">A name used inside a function to refer to the value passed as an argument.</text:p>
      <text:p text:style-name="P10"><text:soft-page-break/>pseudorandom</text:p>
      <text:p text:style-name="P3">Pertaining to a sequence of numbers that appear to be random, but are generated by a deterministic program.</text:p>
      <text:p text:style-name="P10">return value</text:p>
      <text:p text:style-name="P3">The result of a function. If a function call is used as an expression, the return value is the value of the expression.</text:p>
      <text:p text:style-name="P10">void function</text:p>
      <text:p text:style-name="P3">A function that does not return a value.</text:p>
      <text:p text:style-name="Standard"/>
      <text:h text:style-name="P14" text:outline-level="2"><text:bookmark text:name="glossary3"/>Glossary 5: Loops and iteration</text:h>
      <text:p text:style-name="P9">accumulator</text:p>
      <text:p text:style-name="P3">A variable used in a loop to add up or accumulate a result.</text:p>
      <text:p text:style-name="P10">counter</text:p>
      <text:p text:style-name="P3">A variable used in a loop to count the number of times something happened. We initialize a counter to zero and then increment the counter each time we want to “count” something.</text:p>
      <text:p text:style-name="P10">decrement</text:p>
      <text:p text:style-name="P3">An update that decreases the value of a variable.</text:p>
      <text:p text:style-name="P10">initialize</text:p>
      <text:p text:style-name="P3">An assignment that gives an initial value to a variable that will be updated.</text:p>
      <text:p text:style-name="P10">increment</text:p>
      <text:p text:style-name="P3">An update that increases the value of a variable (often by one).</text:p>
      <text:p text:style-name="P10">infinite loop</text:p>
      <text:p text:style-name="P3"><text:soft-page-break/>A loop in which the terminating condition is never satisfied or for which there is no terminating condition.</text:p>
      <text:p text:style-name="P10">iteration</text:p>
      <text:p text:style-name="P3">Repeated execution of a set of statements using either a function that calls itself or a loop.</text:p>
      <text:p text:style-name="P3"/>
      <text:h text:style-name="P12" text:outline-level="2"><text:bookmark text:name="glossary3 Copy 1"/><text:span text:style-name="T8">Glossary </text:span><text:span text:style-name="T9">6 : </text:span><text:bookmark text:name="strings"/>Strings</text:h>
      <text:p text:style-name="Text_20_body"><text:line-break/></text:p>
      <text:h text:style-name="P20" text:outline-level="2">counter</text:h>
      <text:p text:style-name="P4">A variable used to count something, usually initialized to zero and then incremented.</text:p>
      <text:p text:style-name="P24">empty string</text:p>
      <text:p text:style-name="P4">A string with no characters and length 0, represented by two quotation marks.</text:p>
      <text:p text:style-name="P24">format operator</text:p>
      <text:p text:style-name="P19"><text:span text:style-name="T2">An operator, </text:span><text:span text:style-name="Source_20_Text"><text:span text:style-name="T3">%</text:span></text:span><text:span text:style-name="T2">, that takes a format string and a tuple and generates a string that includes the elements of the tuple formatted as specified by the format string.</text:span></text:p>
      <text:p text:style-name="P24">format sequence</text:p>
      <text:p text:style-name="P19"><text:span text:style-name="T2">A sequence of characters in a format string, like </text:span><text:span text:style-name="Source_20_Text"><text:span text:style-name="T3">%d</text:span></text:span><text:span text:style-name="T2">, that specifies how a value should be formatted.</text:span></text:p>
      <text:p text:style-name="P24">format string</text:p>
      <text:p text:style-name="P4">A string, used with the format operator, that contains format sequences.</text:p>
      <text:p text:style-name="P24">flag</text:p>
      <text:p text:style-name="P4">A boolean variable used to indicate whether a condition is true or false.</text:p>
      <text:p text:style-name="P24">invocation</text:p>
      <text:p text:style-name="P4">A statement that calls a method.</text:p>
      <text:p text:style-name="P24">immutable</text:p>
      <text:p text:style-name="P4">The property of a sequence whose items cannot be assigned.</text:p>
      <text:p text:style-name="P24">index</text:p>
      <text:p text:style-name="P4">An integer value used to select an item in a sequence, such as a character in a string.</text:p>
      <text:p text:style-name="P24">item</text:p>
      <text:p text:style-name="P4">One of the values in a sequence.</text:p>
      <text:p text:style-name="P24">method</text:p>
      <text:p text:style-name="P4"><text:soft-page-break/>A function that is associated with an object and called using dot notation.</text:p>
      <text:p text:style-name="P24">object</text:p>
      <text:p text:style-name="P4">Something a variable can refer to. For now, you can use “object” and “value” interchangeably.</text:p>
      <text:p text:style-name="P24">search</text:p>
      <text:p text:style-name="P4">A pattern of traversal that stops when it finds what it is looking for.</text:p>
      <text:p text:style-name="P24">sequence</text:p>
      <text:p text:style-name="P4">An ordered set; that is, a set of values where each value is identified by an integer index.</text:p>
      <text:p text:style-name="P24">slice</text:p>
      <text:p text:style-name="P4">A part of a string specified by a range of indices.</text:p>
      <text:p text:style-name="P24">traverse</text:p>
      <text:p text:style-name="P4">To iterate through the items in a sequence, performing a similar operation on each.</text:p>
      <text:h text:style-name="P15" text:outline-level="2"><text:bookmark text:name="glossary3 Copy 1 Copy 1"/>Glossary <text:span text:style-name="T7">7 : Files</text:span></text:h>
      <text:p text:style-name="P25">catch</text:p>
      <text:p text:style-name="P19"><text:span text:style-name="T2">To prevent an exception from terminating a program using the </text:span><text:span text:style-name="Source_20_Text"><text:span text:style-name="T3">try</text:span></text:span><text:span text:style-name="T2"> and </text:span><text:span text:style-name="Source_20_Text"><text:span text:style-name="T3">except</text:span></text:span><text:span text:style-name="T2"> statements.</text:span></text:p>
      <text:p text:style-name="P24">newline</text:p>
      <text:p text:style-name="P4">A special character used in files and strings to indicate the end of a line.</text:p>
      <text:p text:style-name="P24">Pythonic</text:p>
      <text:p text:style-name="P19"><text:span text:style-name="T2">A technique that works elegantly in Python. “Using try and except is the </text:span><text:span text:style-name="Emphasis"><text:span text:style-name="T2">Pythonic</text:span></text:span><text:span text:style-name="T2"> way to recover from missing files”.</text:span></text:p>
      <text:p text:style-name="P24">Quality Assurance</text:p>
      <text:p text:style-name="P4">A person or team focused on insuring the overall quality of a software product. QA is often involved in testing a product and identifying problems before the product is released.</text:p>
      <text:p text:style-name="P24">text file</text:p>
      <text:p text:style-name="P4">A sequence of characters stored in permanent storage like a hard drive.</text:p>
      <text:p text:style-name="P16"/>
      <text:h text:style-name="P15" text:outline-level="2"><text:bookmark text:name="glossary3 Copy 1 Copy 2"/><text:soft-page-break/>Glossary <text:span text:style-name="T7">8 : Lists</text:span></text:h>
      <text:p text:style-name="P25">aliasing</text:p>
      <text:p text:style-name="P4">A circumstance where two or more variables refer to the same object.</text:p>
      <text:p text:style-name="P24">delimiter</text:p>
      <text:p text:style-name="P4">A character or string used to indicate where a string should be split.</text:p>
      <text:p text:style-name="P24">element</text:p>
      <text:p text:style-name="P4">One of the values in a list (or other sequence); also called items.</text:p>
      <text:p text:style-name="P24">equivalent</text:p>
      <text:p text:style-name="P4">Having the same value.</text:p>
      <text:p text:style-name="P24">index</text:p>
      <text:p text:style-name="P4">An integer value that indicates an element in a list.</text:p>
      <text:p text:style-name="P24">identical</text:p>
      <text:p text:style-name="P4">Being the same object (which implies equivalence).</text:p>
      <text:p text:style-name="P24">list</text:p>
      <text:p text:style-name="P4">A sequence of values.</text:p>
      <text:p text:style-name="P24">list traversal</text:p>
      <text:p text:style-name="P4">The sequential accessing of each element in a list.</text:p>
      <text:p text:style-name="P24">nested list</text:p>
      <text:p text:style-name="P4">A list that is an element of another list.</text:p>
      <text:p text:style-name="P24">object</text:p>
      <text:p text:style-name="P4">Something a variable can refer to. An object has a type and a value.</text:p>
      <text:p text:style-name="P24">reference</text:p>
      <text:p text:style-name="P4">The association between a variable and its value.</text:p>
      <text:p text:style-name="P4"/>
      <text:h text:style-name="P21" text:outline-level="2"><text:bookmark text:name="glossary3 Copy 1 Copy 2 Copy 2"/>Glossary <text:span text:style-name="T11">9</text:span><text:span text:style-name="T7"> : </text:span><text:span text:style-name="T10">Dictionaries</text:span></text:h>
      <text:p text:style-name="P4"/>
      <text:p text:style-name="P24">dictionary</text:p>
      <text:p text:style-name="P23">A mapping from a set of keys to their corresponding values.</text:p>
      <text:p text:style-name="P26">hashtable</text:p>
      <text:p text:style-name="P23">The algorithm used to implement Python dictionaries.</text:p>
      <text:p text:style-name="P26">hash function</text:p>
      <text:p text:style-name="P23">A function used by a hashtable to compute the location for a key.</text:p>
      <text:p text:style-name="P26"><text:soft-page-break/>histogram</text:p>
      <text:p text:style-name="P23">A set of counters.</text:p>
      <text:p text:style-name="P26">implementation</text:p>
      <text:p text:style-name="P23">A way of performing a computation.</text:p>
      <text:p text:style-name="P26">item</text:p>
      <text:p text:style-name="P23">Another name for a key-value pair.</text:p>
      <text:p text:style-name="P26">key</text:p>
      <text:p text:style-name="P23">An object that appears in a dictionary as the first part of a key-value pair.</text:p>
      <text:p text:style-name="P26">key-value pair</text:p>
      <text:p text:style-name="P23">The representation of the mapping from a key to a value.</text:p>
      <text:p text:style-name="P26">lookup</text:p>
      <text:p text:style-name="P23">A dictionary operation that takes a key and finds the corresponding value.</text:p>
      <text:p text:style-name="P26">nested loops</text:p>
      <text:p text:style-name="P23">When there are one or more loops “inside” of another loop. The inner loop runs to completion each time the outer loop runs once.</text:p>
      <text:p text:style-name="P26">value</text:p>
      <text:p text:style-name="P23">An object that appears in a dictionary as the second part of a key-value pair. This is more specific than our previous use of the word “val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5:48:30.894880424</meta:creation-date>
    <meta:editing-duration>PT7M39S</meta:editing-duration>
    <meta:editing-cycles>5</meta:editing-cycles>
    <meta:generator>LibreOffice/7.6.1.2$Linux_X86_64 LibreOffice_project/4412c0006c0cfe5a5d40cae25a00da8a194aa4c0</meta:generator>
    <dc:date>2023-09-22T07:10:56.485013182</dc:date>
    <meta:document-statistic meta:table-count="0" meta:image-count="0" meta:object-count="0" meta:page-count="11" meta:paragraph-count="248" meta:word-count="1911" meta:character-count="11241" meta:non-whitespace-character-count="9576"/>
  </office:meta>
</office:document-meta>
</file>